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1" fo:font-size="28pt" style:font-size-asian="28pt" style:font-size-complex="28pt"/>
    </style:style>
    <style:style style:name="P2" style:family="paragraph" style:parent-style-name="Standard">
      <style:text-properties fo:font-size="26pt" style:font-size-asian="26pt" style:font-size-complex="26pt"/>
    </style:style>
    <style:style style:name="P3" style:family="paragraph" style:parent-style-name="Standard">
      <style:text-properties fo:font-size="8pt" style:font-size-asian="8pt" style:font-size-complex="8pt"/>
    </style:style>
    <style:style style:name="P4" style:family="paragraph" style:parent-style-name="Standard">
      <style:paragraph-properties fo:margin-left="0in" fo:margin-right="-0.6252in" fo:text-indent="0in" style:auto-text-indent="false"/>
      <style:text-properties fo:font-size="26pt" style:font-size-asian="26pt" style:font-size-complex="26pt"/>
    </style:style>
    <style:style style:name="P5" style:family="paragraph">
      <loext:graphic-properties draw:fill="none" draw:fill-color="#cfe7f5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8pt" style:font-size-asian="8pt" style:font-size-complex="8pt"/>
    </style:style>
    <style:style style:name="gr1" style:family="graphic">
      <style:graphic-properties draw:stroke="solid" svg:stroke-width="0.0201in" svg:stroke-color="#000000" draw:fill="none" draw:fill-color="#cfe7f5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201in" svg:stroke-color="#000000" draw:fill="none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201in" svg:stroke-color="#00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201in" svg:stroke-color="#000000" draw:marker-end="Arrowheads_20_1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0201in" svg:stroke-color="#00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.0201in" svg:stroke-color="#000000" draw:marker-start="Arrowheads_20_2" draw:marker-end="Arrowheads_20_1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201in" svg:stroke-color="#000000" draw:marker-start="Arrowheads_20_2" draw:marker-end="Arrowheads_20_1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0201in" svg:stroke-color="#000000" draw:marker-start="Arrowheads_20_2" draw:marker-end="Arrowheads_20_3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0201in" svg:stroke-color="#000000" draw:marker-start-width="0.1689in" draw:marker-end="Arrowheads_20_1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width="0.0402in" draw:marker-start-width="0.2602in" draw:marker-end="Arrow" draw:marker-end-width="0.2602in" draw:textarea-horizontal-align="center" draw:textarea-vertical-align="middle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path text:anchor-type="paragraph" draw:z-index="30" draw:style-name="gr7" draw:text-style-name="P7" svg:width="5.0201in" svg:height="3.311in" svg:x="2.9807in" svg:y="0.2728in" svg:viewBox="0 0 12752 8411" svg:d="M11442 8411c0 0 2525-5103 563-7194-1179-1256-3966-1398-5655-1058-2353 474-6350 2231-6350 2231"><text:p/></draw:path><draw:line text:anchor-type="paragraph" draw:z-index="1" draw:style-name="gr2" draw:text-style-name="P6" svg:x1="1.978in" svg:y1="1.1484in" svg:x2="1.978in" svg:y2="1.761in"><text:p/></draw:line> <text:s text:c="146"/><text:span text:style-name="T1"><text:s text:c="2"/></text:span><text:s/></text:p>
      <text:p text:style-name="P1"><text:s text:c="14"/>Ø</text:p>
      <text:p text:style-name="P3"><draw:path text:anchor-type="paragraph" draw:z-index="29" draw:style-name="gr6" draw:text-style-name="P7" svg:width="4.8079in" svg:height="1.3866in" svg:x="2.9807in" svg:y="0.0449in" svg:viewBox="0 0 12213 3523" svg:d="M9193 3523c298-132 2492-1145 2944-1819 112-189 223-884-629-1190-1419-512-4339-656-5985-366-2571 350-4867 1043-5523 1226"><text:p/></draw:path><draw:line text:anchor-type="paragraph" draw:z-index="2" draw:style-name="gr3" draw:text-style-name="P7" svg:x1="1.4571in" svg:y1="0.3181in" svg:x2="1.4571in" svg:y2="0.0362in"><text:p/></draw:line></text:p>
      <text:p text:style-name="Standard"><draw:rect text:anchor-type="paragraph" draw:z-index="10" draw:style-name="gr1" draw:text-style-name="P5" svg:width="1.9669in" svg:height="0.5394in" svg:x="5.0898in" svg:y="0.128in"><text:p/></draw:rect><draw:line text:anchor-type="paragraph" draw:z-index="11" draw:style-name="gr2" draw:text-style-name="P6" svg:x1="6.0535in" svg:y1="0.128in" svg:x2="6.0535in" svg:y2="0.6669in"><text:p/></draw:line><draw:rect text:anchor-type="paragraph" draw:z-index="0" draw:style-name="gr1" draw:text-style-name="P5" svg:width="1.9669in" svg:height="0.613in" svg:x="1.0138in" svg:y="0.1752in"><text:p/></draw:rect></text:p>
      <text:p text:style-name="Standard"><draw:line text:anchor-type="paragraph" draw:z-index="32" draw:style-name="gr4" draw:text-style-name="P7" svg:x1="5.0898in" svg:y1="0.3709in" svg:x2="2.9807in" svg:y2="0.4488in"><text:p/></draw:line> <text:s text:c="29"/><text:span text:style-name="T1">m <text:s/></text:span><text:s text:c="15"/><text:span text:style-name="T1">2 <text:s text:c="31"/>n <text:s text:c="9"/>7 <text:s text:c="4"/>= 9</text:span></text:p>
      <text:p text:style-name="P2"><draw:line text:anchor-type="paragraph" draw:z-index="6" draw:style-name="gr4" draw:text-style-name="P7" svg:x1="1.7563in" svg:y1="0.7449in" svg:x2="1.7697in" svg:y2="0.1638in"><text:p/></draw:line><draw:ellipse text:anchor-type="paragraph" draw:z-index="20" draw:style-name="gr2" draw:text-style-name="P6" svg:width="2.5248in" svg:height="0.7079in" svg:x="4.4646in" svg:y="0.289in"><text:p/></draw:ellipse><draw:line text:anchor-type="paragraph" draw:z-index="21" draw:style-name="gr5" draw:text-style-name="P7" svg:x1="5.0689in" svg:y1="0.3445in" svg:x2="5.0689in" svg:y2="0.95in"><text:p/></draw:line><draw:line text:anchor-type="paragraph" draw:z-index="22" draw:style-name="gr5" draw:text-style-name="P7" svg:x1="6.4787in" svg:y1="0.3539in" svg:x2="6.4787in" svg:y2="0.9142in"><text:p/></draw:line><draw:path text:anchor-type="paragraph" draw:z-index="35" draw:style-name="gr10" draw:text-style-name="P7" svg:width="5.4835in" svg:height="2.2429in" draw:transform="rotate (2.8632126378967) translate (5.58415350800946in 3.7714969747382in)" svg:viewBox="0 0 13929 5698" svg:d="M0 2477c124 432 1155 163 1532 147 330-14 9306-2922 10216-2599 390 168 1270 971 1404 1323 114 303 655 2163 738 2594 69 359 56 755-126 1089l-167 340-216 265-11 62"><text:p/></draw:path></text:p>
      <text:p text:style-name="P2"><draw:rect text:anchor-type="paragraph" draw:z-index="3" draw:style-name="gr1" draw:text-style-name="P5" svg:width="1.9669in" svg:height="1.4587in" svg:x="1.6126in" svg:y="0.3299in"><text:p/></draw:rect><draw:line text:anchor-type="paragraph" draw:z-index="4" draw:style-name="gr2" draw:text-style-name="P6" svg:x1="2.5764in" svg:y1="0.3299in" svg:x2="2.5764in" svg:y2="1.7882in"><text:p/></draw:line><draw:line text:anchor-type="paragraph" draw:z-index="26" draw:style-name="gr6" draw:text-style-name="P7" svg:x1="3.0583in" svg:y1="0.7118in" svg:x2="4.4646in" svg:y2="0.3602in"><text:p/></draw:line> <text:s text:c="51"/>n <text:span text:style-name="T2"><text:s text:c="11"/></text:span>m + n</text:p>
      <text:p text:style-name="P2"><draw:path text:anchor-type="paragraph" draw:z-index="31" draw:style-name="gr7" draw:text-style-name="P7" svg:width="1.7846in" svg:height="2.211in" svg:x="6.274in" svg:y="0.1657in" svg:viewBox="0 0 4534 5617" svg:d="M895 5392c-299 927 2401-1251 3141-2248 604-817 707-757 36-1523-785-897-2458-409-3575-826-405-151-497-795-497-795"><text:p/></draw:path> <text:s text:c="19"/>proc <text:s text:c="28"/></text:p>
      <text:p text:style-name="P4"><draw:ellipse text:anchor-type="paragraph" draw:z-index="17" draw:style-name="gr2" draw:text-style-name="P6" svg:width="3.9004in" svg:height="0.8335in" svg:x="4.0673in" svg:y="0.2327in"><text:p/></draw:ellipse><draw:line text:anchor-type="paragraph" draw:z-index="18" draw:style-name="gr5" draw:text-style-name="P7" svg:x1="5.0012in" svg:y1="0.298in" svg:x2="5.0012in" svg:y2="1.011in"><text:p/></draw:line><draw:line text:anchor-type="paragraph" draw:z-index="19" draw:style-name="gr5" draw:text-style-name="P7" svg:x1="7.1791in" svg:y1="0.3094in" svg:x2="7.1791in" svg:y2="0.9689in"><text:p/></draw:line><draw:line text:anchor-type="paragraph" draw:z-index="5" draw:style-name="gr3" draw:text-style-name="P7" svg:x1="1.6126in" svg:y1="0.202in" svg:x2="3.5791in" svg:y2="0.202in"><text:p/></draw:line> <text:s text:c="46"/></text:p>
      <text:p text:style-name="P2"><draw:line text:anchor-type="paragraph" draw:z-index="27" draw:style-name="gr7" draw:text-style-name="P7" svg:x1="3.0583in" svg:y1="0.1563in" svg:x2="3.9437in" svg:y2="0.2217in"><text:p/></draw:line> <text:s text:c="19"/>part <text:s text:c="20"/>(g,n) <text:s text:c="2"/>\m→n*g(m)</text:p>
      <text:p text:style-name="P2"><draw:line text:anchor-type="paragraph" draw:z-index="9" draw:style-name="gr4" draw:text-style-name="P7" svg:x1="2.1598in" svg:y1="0.739in" svg:x2="2.1732in" svg:y2="0.1736in"><text:p/></draw:line></text:p>
      <text:p text:style-name="P2"><draw:rect text:anchor-type="paragraph" draw:z-index="7" draw:style-name="gr1" draw:text-style-name="P5" svg:width="1.9669in" svg:height="0.613in" svg:x="1.6in" svg:y="0.3445in"><text:p/></draw:rect><draw:line text:anchor-type="paragraph" draw:z-index="8" draw:style-name="gr2" draw:text-style-name="P6" svg:x1="2.5638in" svg:y1="0.3445in" svg:x2="2.5638in" svg:y2="0.9571in"><text:p/></draw:line><draw:rect text:anchor-type="paragraph" draw:z-index="14" draw:style-name="gr1" draw:text-style-name="P5" svg:width="1.9669in" svg:height="1.4587in" svg:x="5.2055in" svg:y="0.3563in"><text:p/></draw:rect><draw:line text:anchor-type="paragraph" draw:z-index="15" draw:style-name="gr2" draw:text-style-name="P6" svg:x1="6.1697in" svg:y1="0.3563in" svg:x2="6.1697in" svg:y2="1.8146in"><text:p/></draw:line><draw:line text:anchor-type="paragraph" draw:z-index="36" draw:style-name="gr11" draw:text-style-name="P7" svg:x1="5.2547in" svg:y1="0.2646in" svg:x2="5.2547in" svg:y2="0.2091in"><text:p/></draw:line></text:p>
      <text:p text:style-name="P2"><draw:line text:anchor-type="paragraph" draw:z-index="28" draw:style-name="gr8" draw:text-style-name="P7" svg:x1="3.0587in" svg:y1="0.2516in" svg:x2="3.0453in" svg:y2="1.7752in"><text:p/></draw:line> <text:s text:c="19"/>inc <text:s text:c="35"/>g</text:p>
      <text:p text:style-name="P2"><draw:line text:anchor-type="paragraph" draw:z-index="16" draw:style-name="gr3" draw:text-style-name="P7" svg:x1="5.2059in" svg:y1="0.2311in" svg:x2="7.1724in" svg:y2="0.2311in"><text:p/></draw:line> <text:s text:c="53"/></text:p>
      <text:p text:style-name="P2"><text:s text:c="61"/>n <text:s text:c="8"/>3</text:p>
      <text:p text:style-name="P2"><draw:line text:anchor-type="paragraph" draw:z-index="34" draw:style-name="gr9" draw:text-style-name="P7" svg:x1="5.1445in" svg:y1="1.5689in" svg:x2="5.9299in" svg:y2="0.1535in"><text:p/></draw:line><draw:line text:anchor-type="paragraph" draw:z-index="33" draw:style-name="gr6" draw:text-style-name="P7" svg:x1="4.4646in" svg:y1="1.089in" svg:x2="5.5063in" svg:y2="0.1535in"><text:p/></draw:line> <text:s text:c="62"/></text:p>
      <text:p text:style-name="P2"><draw:line text:anchor-type="paragraph" draw:z-index="25" draw:style-name="gr5" draw:text-style-name="P7" svg:x1="4.2469in" svg:y1="0.3303in" svg:x2="4.2469in" svg:y2="0.9602in"><text:p/></draw:line><draw:line text:anchor-type="paragraph" draw:z-index="24" draw:style-name="gr5" draw:text-style-name="P7" svg:x1="2.4217in" svg:y1="0.3197in" svg:x2="2.4217in" svg:y2="1.0004in"><text:p/></draw:line><draw:ellipse text:anchor-type="paragraph" draw:z-index="23" draw:style-name="gr2" draw:text-style-name="P6" svg:width="3.2689in" svg:height="0.7961in" svg:x="1.639in" svg:y="0.2571in"><text:p/></draw:ellipse></text:p>
      <text:p text:style-name="P2"><text:s text:c="21"/>m <text:s text:c="5"/>n * g(m)</text:p>
      <text:p text:style-name="P2"><draw:line text:anchor-type="paragraph" draw:z-index="13" draw:style-name="gr2" draw:text-style-name="P6" svg:x1="4.9854in" svg:y1="0.3232in" svg:x2="4.9854in" svg:y2="0.9358in"><text:p/></draw:line><draw:rect text:anchor-type="paragraph" draw:z-index="12" draw:style-name="gr1" draw:text-style-name="P5" svg:width="1.9669in" svg:height="0.613in" svg:x="4.0217in" svg:y="0.3228in"><text:p/></draw:rect></text:p>
      <text:p text:style-name="P2"><text:s text:c="48"/>m <text:s text:c="8"/>7 <text:s text:c="4"/>= 27</text:p>
      <text:p text:style-name="P2"><text:s text:c="55"/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20 30" svg:d="M10 0l-10 30h20z"/>
    <draw:marker draw:name="Arrowheads_20_2" draw:display-name="Arrowheads 2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Arrowheads_20_3" draw:display-name="Arrowheads 3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0492in" style:type="center"/>
          <style:tab-stop style:position="8.099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1953in" fo:margin-right="0.205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yan Montgomery</meta:initial-creator>
    <meta:creation-date>2013-03-04T12:26:53</meta:creation-date>
    <dc:date>2017-02-28T14:33:29.829444000</dc:date>
    <meta:editing-duration>PT33M26S</meta:editing-duration>
    <meta:editing-cycles>4</meta:editing-cycles>
    <meta:generator>LibreOffice/4.4.4.3$MacOSX_X86_64 LibreOffice_project/2c39ebcf046445232b798108aa8a7e7d89552ea8</meta:generator>
    <meta:document-statistic meta:table-count="0" meta:image-count="0" meta:object-count="0" meta:page-count="1" meta:paragraph-count="14" meta:word-count="27" meta:character-count="906" meta:non-whitespace-character-count="51"/>
  </office:meta>
</office:document-meta>
</file>